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ackground-color="#999999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#999999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middle" fo:background-color="#FFFF00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ackground-color="#FFFF00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1.412cm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6.6158333333333cm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6.1395833333333cm"/>
    </style:style>
    <style:style style:name="co6" style:family="table-column">
      <style:table-column-properties fo:break-before="auto" style:column-width="11.0860416666667cm"/>
    </style:style>
    <style:style style:name="co7" style:family="table-column">
      <style:table-column-properties fo:break-before="auto" style:column-width="20.58458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9.63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Ts-_Automatiz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Nome do Caso de Teste</text:p>
          </table:table-cell>
          <table:table-cell office:value-type="string" table:style-name="ce3">
            <text:p>Stat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1</text:p>
          </table:table-cell>
          <table:table-cell office:value-type="string" table:style-name="ce1">
            <text:p>Validar mensagem "Your shopping cart is empty." do carinho vazio com usuário deslogad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2</text:p>
          </table:table-cell>
          <table:table-cell office:value-type="string" table:style-name="ce1">
            <text:p>Validar mensagem "Your shopping cart is empty." do carinho vazio com usuário logad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3</text:p>
          </table:table-cell>
          <table:table-cell office:value-type="string" table:style-name="ce1">
            <text:p>Validar a criação de um novo cadastr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4</text:p>
          </table:table-cell>
          <table:table-cell office:value-type="string" table:style-name="ce1">
            <text:p>Validar login efetuado com sucess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5</text:p>
          </table:table-cell>
          <table:table-cell office:value-type="string" table:style-name="ce1">
            <text:p>Validar inclusão de produto carrinho deslogad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6</text:p>
          </table:table-cell>
          <table:table-cell office:value-type="string" table:style-name="ce1">
            <text:p>Validar inclusão de produto carrinho logad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7</text:p>
          </table:table-cell>
          <table:table-cell office:value-type="string" table:style-name="ce1">
            <text:p>Validar remoção de produto carrinho deslogad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8</text:p>
          </table:table-cell>
          <table:table-cell office:value-type="string" table:style-name="ce1">
            <text:p>Validar remoção de produto carrinho logado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09</text:p>
          </table:table-cell>
          <table:table-cell office:value-type="string" table:style-name="ce1">
            <text:p>Validar atualizar endereço de entrega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10</text:p>
          </table:table-cell>
          <table:table-cell office:value-type="string" table:style-name="ce1">
            <text:p>Validar criar novo endereço de entrega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11</text:p>
          </table:table-cell>
          <table:table-cell office:value-type="string" table:style-name="ce1">
            <text:p>Validar fluxo completo de compra</text:p>
          </table:table-cell>
          <table:table-cell office:value-type="string" table:style-name="ce1">
            <text:p>Automatiz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012</text:p>
          </table:table-cell>
          <table:table-cell office:value-type="string" table:style-name="ce1">
            <text:p>Validar fluxo completo de compra sem login</text:p>
          </table:table-cell>
          <table:table-cell office:value-type="string" table:style-name="ce1">
            <text:p>Não Iniciado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Modelagem" table:style-name="ta1"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21" table:default-cell-style-name="ce6"/>
        <table:table-column table:style-name="co4" table:number-columns-repeated="15360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5">
            <text:p>Nome do Caso de Teste</text:p>
          </table:table-cell>
          <table:table-cell office:value-type="string" table:style-name="ce5">
            <text:p>BDD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CT001</text:p>
          </table:table-cell>
          <table:table-cell office:value-type="string" table:style-name="ce6">
            <text:p>Validar mensagem "Your shopping cart is empty." do carinho vazio com usuário deslogado</text:p>
          </table:table-cell>
          <table:table-cell office:value-type="string" table:style-name="ce6">
            <text:p>Dado que não tenho cadastro no site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eu clicar n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visualizar o carrinho vazi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devo validar a mensagem 'Your shopping cart is empty.'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2</text:p>
          </table:table-cell>
          <table:table-cell office:value-type="string" table:style-name="ce6">
            <text:p>Validar mensagem "Your shopping cart is empty." do carinho vazio com usuário logado</text:p>
          </table:table-cell>
          <table:table-cell office:value-type="string" table:style-name="ce6">
            <text:p>Dado que estou logado no site com e-mail e senha valid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eu clicar n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visualizar o carrinho vazi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devo validar a mensagem 'Your shopping cart is empty.'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3</text:p>
          </table:table-cell>
          <table:table-cell office:value-type="string" table:style-name="ce6">
            <text:p>Validar a criação de um novo cadastro</text:p>
          </table:table-cell>
          <table:table-cell office:value-type="string" table:style-name="ce6">
            <text:p>Dado que não tenho cadastro no site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clicar em Sign in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digitar e-mail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clicar em 'Create an account'<text:s text:c="2"/>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preencher campos obrigatóri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clicar em “Register”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realizar cadastro no site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4</text:p>
          </table:table-cell>
          <table:table-cell office:value-type="string" table:style-name="ce6">
            <text:p>Validar login efetuado com sucesso</text:p>
          </table:table-cell>
          <table:table-cell office:value-type="string" table:style-name="ce6">
            <text:p>Dado que tenho cadastro no site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digitar e-mail e senha valid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clicar em “sign in”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o login é efetuado com sucesso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5</text:p>
          </table:table-cell>
          <table:table-cell office:value-type="string" table:style-name="ce6">
            <text:p>Validar inclusão de produto carrinho deslogado</text:p>
          </table:table-cell>
          <table:table-cell office:value-type="string" table:style-name="ce6">
            <text:p>Dado que não tenho cadastro no site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selecionar um produ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dicionar a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validar que carrinho é atualizado com sucesso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6</text:p>
          </table:table-cell>
          <table:table-cell office:value-type="string" table:style-name="ce7">
            <text:p>Validar inclusão de produto carrinho logado</text:p>
          </table:table-cell>
          <table:table-cell office:value-type="string" table:style-name="ce6">
            <text:p>Dado que estou logado no site com e-mail e senha valid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selecionar um produ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dicionar a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validar que carrinho é <text:s/>atualizado com sucesso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7</text:p>
          </table:table-cell>
          <table:table-cell office:value-type="string" table:style-name="ce6">
            <text:p>Validar remoção de produto carrinho deslogado</text:p>
          </table:table-cell>
          <table:table-cell office:value-type="string" table:style-name="ce6">
            <text:p>Dado que não tenho cadastro no site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selecionar um produ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dicionar a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deletar o produto do carrinho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8</text:p>
          </table:table-cell>
          <table:table-cell office:value-type="string" table:style-name="ce6">
            <text:p>Validar remoção de produto carrinho logado</text:p>
          </table:table-cell>
          <table:table-cell office:value-type="string" table:style-name="ce6">
            <text:p>Dado que estou logado no site com e-mail e senha valid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selecionar um produ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dicionar a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deletar o produto do carrinho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09</text:p>
          </table:table-cell>
          <table:table-cell office:value-type="string" table:style-name="ce6">
            <text:p>Validar atualizar endereço de entrega</text:p>
          </table:table-cell>
          <table:table-cell office:value-type="string" table:style-name="ce6">
            <text:p>Dado que estou logado no site com e-mail e senha valid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selecionar um produ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dicionar a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clicar em atualizar endereç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validar a atualização do endereço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10</text:p>
          </table:table-cell>
          <table:table-cell office:value-type="string" table:style-name="ce6">
            <text:p>Validar criar novo endereço de entrega</text:p>
          </table:table-cell>
          <table:table-cell office:value-type="string" table:style-name="ce6">
            <text:p>Dado que estou logado no site com e-mail e senha valid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selecionar um produ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dicionar a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clicar em adicionar outro endereç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ntão validar que novo endereço foi adicionado</text:p>
          </table:table-cell>
          <table:table-cell table:number-columns-repeated="1638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office:value-type="string" table:style-name="ce6">
            <text:p>CT011</text:p>
          </table:table-cell>
          <table:table-cell office:value-type="string" table:style-name="ce6">
            <text:p>Validar fluxo completo de compra</text:p>
          </table:table-cell>
          <table:table-cell office:value-type="string" table:style-name="ce6">
            <text:p>Dado que estou logado no site com e-mail e senha validos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Quando selecionar um produ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dicionar ao carrinh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confirmar o endereç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selecionar o frete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aceitar o termo de serviç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selecionar a forma de pagamento</text:p>
          </table:table-cell>
          <table:table-cell table:number-columns-repeated="16381"/>
        </table:table-row>
        <table:table-row table:style-name="ro1">
          <table:table-cell table:number-columns-repeated="2" table:style-name="ce6"/>
          <table:table-cell office:value-type="string" table:style-name="ce6">
            <text:p>E Clicar em confirm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6">
            <text:p>Então validar confirmação do pedido</text:p>
          </table:table-cell>
          <table:table-cell table:number-columns-repeated="16381"/>
        </table:table-row>
        <table:table-row table:number-rows-repeated="1048511" table:style-name="ro3">
          <table:table-cell table:number-columns-repeated="16384"/>
        </table:table-row>
      </table:table>
      <table:table table:name="Testes_Funcionais" table:style-name="ta1">
        <table:table-column table:style-name="co7" table:default-cell-style-name="ce6"/>
        <table:table-column table:style-name="co8" table:number-columns-repeated="2" table:default-cell-style-name="ce13"/>
        <table:table-column table:style-name="co1" table:number-columns-repeated="38" table:default-cell-style-name="ce14"/>
        <table:table-column table:style-name="co1" table:number-columns-repeated="983" table:default-cell-style-name="ce6"/>
        <table:table-column table:style-name="co4" table:number-columns-repeated="15360" table:default-cell-style-name="ce1"/>
        <table:table-row table:style-name="ro4">
          <table:table-cell office:value-type="string" table:style-name="ce8">
            <text:p>Levantamento CT’s</text:p>
          </table:table-cell>
          <table:table-cell office:value-type="string" table:style-name="ce9">
            <text:p>Rota</text:p>
          </table:table-cell>
          <table:table-cell office:value-type="string" table:style-name="ce9">
            <text:p>Sprint</text:p>
          </table:table-cell>
          <table:table-cell table:number-columns-repeated="38" table:style-name="ce10"/>
          <table:table-cell table:number-columns-repeated="16343" table:style-name="ce11"/>
        </table:table-row>
        <table:table-row table:style-name="ro1">
          <table:table-cell office:value-type="string" table:style-name="ce12">
            <text:p>Verificar a inclusão de produto no carrinho no modal do carrinho</text:p>
          </table:table-cell>
          <table:table-cell office:value-type="string" table:style-name="ce13">
            <text:p>Modal Carrinh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remoção de produto no carrinho no modal do carrinhho</text:p>
          </table:table-cell>
          <table:table-cell office:value-type="string" table:style-name="ce13">
            <text:p>Modal Carrinh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na página de carrinho a exibição do botão continue shopping (continuar compra) no modal do carrinho</text:p>
          </table:table-cell>
          <table:table-cell office:value-type="string" table:style-name="ce13">
            <text:p>Modal Carrinh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5">
            <text:p>Verificar a alteração de quantidade de produto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5">
            <text:p>Verificar exibição de produtos adicionados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5">
            <text:p>Verificar a exibição do valor total dos produtos adicionados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remoção do produto no carrinho no modal exibido no modal do carrinho</text:p>
          </table:table-cell>
          <table:table-cell office:value-type="string" table:style-name="ce13">
            <text:p>Modal Carrinh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Realizar compras apenas com clientes cadastrados na base</text:p>
          </table:table-cell>
          <table:table-cell office:value-type="string" table:style-name="ce13">
            <text:p>Cadastr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6">
            <text:p>Validar um novo endereço de entrega</text:p>
          </table:table-cell>
          <table:table-cell office:value-type="string" table:style-name="ce13">
            <text:p>Cadastr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6">
            <text:p>Validar alteração de endereço de entrega</text:p>
          </table:table-cell>
          <table:table-cell office:value-type="string" table:style-name="ce13">
            <text:p>Cadastr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7">
            <text:p>Verificar a inclusão de <text:s/>produto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7">
            <text:p>Verificar a remoção de produto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6">
            <text:p>Verificar na página de carrinho a exibição do botão continue comprando no modal do carrinho</text:p>
          </table:table-cell>
          <table:table-cell office:value-type="string" table:style-name="ce13">
            <text:p>Modal Carrinh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7">
            <text:p>Validar a alteração de quantidade de produto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6">
            <text:p>Validar exibição de produtos adicionados no carrinho na pagina de produto</text:p>
          </table:table-cell>
          <table:table-cell office:value-type="string" table:style-name="ce13">
            <text:p>Pagina produt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7">
            <text:p>Validar a exibição do valor total dos produtos adicionados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 table:style-name="ce17"/>
        </table:table-row>
        <table:table-row table:style-name="ro1">
          <table:table-cell office:value-type="string" table:style-name="ce6">
            <text:p>Validar compra de produto sem cadastro no site</text:p>
          </table:table-cell>
          <table:table-cell office:value-type="string" table:style-name="ce13">
            <text:p>Cadastr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6">
            <text:p>Validar compra de produto com cadastro no site</text:p>
          </table:table-cell>
          <table:table-cell office:value-type="string" table:style-name="ce13">
            <text:p>Cadastr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6">
            <text:p>Validar cadastro de cliente com e-mail já cadastrado</text:p>
          </table:table-cell>
          <table:table-cell office:value-type="string" table:style-name="ce13">
            <text:p>Cadastr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alteração da quantidade de produto selecionado na pagina de "RESUMO DO CARRINHO DE COMPRAS" na pagina de Resumo</text:p>
          </table:table-cell>
          <table:table-cell office:value-type="string" table:style-name="ce18">
            <text:p>Resumo de compra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remoção do produto selecionado na pagina de "RESUMO DO CARRINHO DE COMPRAS" na pagina de Resumo</text:p>
          </table:table-cell>
          <table:table-cell office:value-type="string" table:style-name="ce18">
            <text:p>Resumo de compra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disponibilidade do produto em estoque na pagina de "RESUMO DO CARRINHO DE COMPRAS" na pagina de Resumo</text:p>
          </table:table-cell>
          <table:table-cell office:value-type="string" table:style-name="ce18">
            <text:p>Resumo de compra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quantidade total de produtos adiconados no carrinho pagina "RESUMO DO CARRINHO DE COMPRAS" na pagina de Resumo</text:p>
          </table:table-cell>
          <table:table-cell office:value-type="string" table:style-name="ce18">
            <text:p>Resumo de compra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exibição do botão "continue comprando"</text:p>
          </table:table-cell>
          <table:table-cell office:value-type="string" table:style-name="ce18">
            <text:p>Resumo de compra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exibição do botão "Fazer o Check Out"</text:p>
          </table:table-cell>
          <table:table-cell office:value-type="string" table:style-name="ce18">
            <text:p>Resumo de compra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o direcionamento para página de detalhes do produto ao selecionar botão "mais"</text:p>
          </table:table-cell>
          <table:table-cell office:value-type="string" table:style-name="ce18">
            <text:p>Página detalhes do produt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alteração da quantidade do produto na pagina de detalhes do produto</text:p>
          </table:table-cell>
          <table:table-cell office:value-type="string" table:style-name="ce18">
            <text:p>Página detalhes do produt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alteração do tamanho do produto selecionado na pagina de detalhes do produto</text:p>
          </table:table-cell>
          <table:table-cell office:value-type="string" table:style-name="ce18">
            <text:p>Página detalhes do produt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Verificar a alteração de cor do produto na página de detalhes do produto</text:p>
          </table:table-cell>
          <table:table-cell office:value-type="string" table:style-name="ce18">
            <text:p>Página detalhes do produto</text:p>
          </table:table-cell>
          <table:table-cell office:value-type="float" office:value="1" table:style-name="ce13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5">
            <text:p>Realizar a inclusão de produtos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Realizar a alteração de características do produto e quantidade</text:p>
          </table:table-cell>
          <table:table-cell office:value-type="string" table:style-name="ce18">
            <text:p>Página detalhes do produto</text:p>
          </table:table-cell>
          <table:table-cell office:value-type="float" office:value="1" table:style-name="ce18">
            <text:p>1</text:p>
          </table:table-cell>
          <table:table-cell table:number-columns-repeated="38" table:style-name="ce14"/>
          <table:table-cell table:number-columns-repeated="16343"/>
        </table:table-row>
        <table:table-row table:style-name="ro1">
          <table:table-cell office:value-type="string" table:style-name="ce12">
            <text:p>Realizar a remoção do produto</text:p>
          </table:table-cell>
          <table:table-cell office:value-type="string" table:style-name="ce18">
            <text:p>Página detalhes do produto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Realizar a atualização de produtos no carrinho</text:p>
          </table:table-cell>
          <table:table-cell office:value-type="string" table:style-name="ce16">
            <text:p>Pagina carrinho</text:p>
          </table:table-cell>
          <table:table-cell office:value-type="float" office:value="2" table:style-name="ce16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Realizar a efetivação de compra</text:p>
          </table:table-cell>
          <table:table-cell office:value-type="string" table:style-name="ce18">
            <text:p>Página detalhes do produto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Verificar no modal <text:s/>a exibição de mensagem de sucesso ao adicionar produto na home</text:p>
          </table:table-cell>
          <table:table-cell office:value-type="string" table:style-name="ce18">
            <text:p>Modal detalhes do produto adicionado ao carrinho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Verificar no modal a exibição do total de produtos ao adicionar produto <text:s/>na home</text:p>
          </table:table-cell>
          <table:table-cell office:value-type="string" table:style-name="ce18">
            <text:p>Modal detalhes do produto adicionado ao carrinho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Verificar no modal as caracteriscas do produto selecionado na home</text:p>
          </table:table-cell>
          <table:table-cell office:value-type="string" table:style-name="ce18">
            <text:p>Modal detalhes do produto adicionado ao carrinho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Verificar no modal a exibição do botão " Continue comprando" na home</text:p>
          </table:table-cell>
          <table:table-cell office:value-type="string" table:style-name="ce18">
            <text:p>Modal detalhes do produto adicionado ao carrinho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Verificar no modal a exibição do botão " Fazer o check-out" na home</text:p>
          </table:table-cell>
          <table:table-cell office:value-type="string" table:style-name="ce18">
            <text:p>Modal detalhes do produto adicionado ao carrinho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number-rows-repeated="1048536" table:style-name="ro3">
          <table:table-cell table:number-columns-repeated="16384"/>
        </table:table-row>
      </table:table>
      <table:table table:name="Teste_Performance" table:style-name="ta2">
        <table:table-column table:style-name="co9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Teste de Carga e Stress</text:p>
          </table:table-cell>
          <table:table-cell table:number-columns-repeated="16383"/>
        </table:table-row>
        <table:table-row table:style-name="ro1">
          <table:table-cell office:value-type="string" table:style-name="ce19">
            <text:p>Validar a resposta do sistema com 10 usuários.</text:p>
          </table:table-cell>
          <table:table-cell table:number-columns-repeated="16383"/>
        </table:table-row>
        <table:table-row table:style-name="ro1">
          <table:table-cell office:value-type="string" table:style-name="ce19">
            <text:p>Validar a resposta do sistema com 40 usuários.</text:p>
          </table:table-cell>
          <table:table-cell table:number-columns-repeated="16383"/>
        </table:table-row>
        <table:table-row table:style-name="ro1">
          <table:table-cell office:value-type="string" table:style-name="ce19">
            <text:p>Validar a resposta do sistema com 41 usuários.</text:p>
          </table:table-cell>
          <table:table-cell table:number-columns-repeated="16383"/>
        </table:table-row>
        <table:table-row table:style-name="ro1">
          <table:table-cell office:value-type="string" table:style-name="ce19">
            <text:p>Validar a resposta do sistema com 100 usuários.</text:p>
          </table:table-cell>
          <table:table-cell table:number-columns-repeated="16383"/>
        </table:table-row>
        <table:table-row table:number-rows-repeated="1048571" table:style-name="ro2">
          <table:table-cell table:number-columns-repeated="16384"/>
        </table:table-row>
      </table:table>
      <table:database-ranges>
        <table:database-range table:target-range-address="Testes_Funcionais.A1:Testes_Funcionais.B40" table:name="__Anonymous_Sheet_DB__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ao Guilherme</meta:initial-creator>
    <dc:creator>Joao Guilherme</dc:creator>
    <meta:creation-date>2020-12-21T17:43:00Z</meta:creation-date>
    <dc:date>2020-12-27T03:16:55Z</dc:date>
    <meta:editing-cycles>7</meta:editing-cycles>
    <meta:editing-duration>PT1690S</meta:editing-duration>
    <meta:user-defined meta:name="AppVersion">15.0300</meta:user-defined>
  </office:meta>
</office:document-meta>
</file>